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Droid Sans Fallback" svg:font-family="'Droid Sans Fallback'" style:font-family-generic="roman"/>
    <style:font-face style:name="Liberation Sans" svg:font-family="'Liberation Sans', 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icrosoft Sans Serif" svg:font-family="'Microsoft Sans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507in" table:align="margins" style:writing-mode="lr-tb"/>
    </style:style>
    <style:style style:name="Table1.A" style:family="table-column">
      <style:table-column-properties style:column-width="0.7396in" style:rel-column-width="1065*"/>
    </style:style>
    <style:style style:name="Table1.B" style:family="table-column">
      <style:table-column-properties style:column-width="1.2993in" style:rel-column-width="1871*"/>
    </style:style>
    <style:style style:name="Table1.C" style:family="table-column">
      <style:table-column-properties style:column-width="0.9472in" style:rel-column-width="1364*"/>
    </style:style>
    <style:style style:name="Table1.D" style:family="table-column">
      <style:table-column-properties style:column-width="1.7757in" style:rel-column-width="2557*"/>
    </style:style>
    <style:style style:name="Table1.E" style:family="table-column">
      <style:table-column-properties style:column-width="2.3889in" style:rel-column-width="34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2861in"/>
    </style:style>
    <style:style style:name="Table1.B1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style:font-name-complex="Arial2" style:font-size-complex="12pt"/>
    </style:style>
    <style:style style:name="P2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280c84" style:font-name-complex="Arial2" style:font-size-complex="12pt"/>
    </style:style>
    <style:style style:name="P3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</style:style>
    <style:style style:name="P4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  <style:text-properties officeooo:paragraph-rsid="00280c84"/>
    </style:style>
    <style:style style:name="P5" style:family="paragraph" style:parent-style-name="Header">
      <style:paragraph-properties fo:padding="0.0598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P6" style:family="paragraph" style:parent-style-name="Header">
      <style:paragraph-properties fo:text-align="start" style:justify-single-word="false" fo:padding="0.0201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P7" style:family="paragraph" style:parent-style-name="Standard">
      <style:text-properties style:text-underline-style="none" officeooo:rsid="0026d22a" officeooo:paragraph-rsid="00280c84"/>
    </style:style>
    <style:style style:name="P8" style:family="paragraph" style:parent-style-name="Standard">
      <style:text-properties fo:font-style="normal" style:text-underline-style="none" officeooo:rsid="0026d22a" officeooo:paragraph-rsid="0026d22a" style:font-style-asian="normal" style:font-style-complex="normal"/>
    </style:style>
    <style:style style:name="P9" style:family="paragraph" style:parent-style-name="Table_20_Contents">
      <style:text-properties style:font-name="Arial1" officeooo:rsid="0026d22a" officeooo:paragraph-rsid="00280c84"/>
    </style:style>
    <style:style style:name="P10" style:family="paragraph" style:parent-style-name="Table_20_Contents">
      <style:paragraph-properties fo:text-align="center" style:justify-single-word="false"/>
      <style:text-properties officeooo:rsid="0026d22a" officeooo:paragraph-rsid="00280c84"/>
    </style:style>
    <style:style style:name="P11" style:family="paragraph" style:parent-style-name="Table_20_Contents">
      <style:text-properties officeooo:rsid="0026d22a" officeooo:paragraph-rsid="00280c84"/>
    </style:style>
    <style:style style:name="P12" style:family="paragraph" style:parent-style-name="Table_20_Contents">
      <style:paragraph-properties fo:text-align="center" style:justify-single-word="false"/>
      <style:text-properties officeooo:rsid="00280c84" officeooo:paragraph-rsid="00280c84"/>
    </style:style>
    <style:style style:name="P13" style:family="paragraph" style:parent-style-name="Table_20_Contents">
      <style:text-properties officeooo:rsid="00280c84" officeooo:paragraph-rsid="00280c84"/>
    </style:style>
    <style:style style:name="P14" style:family="paragraph" style:parent-style-name="Table_20_Contents">
      <style:paragraph-properties fo:text-align="center" style:justify-single-word="false"/>
      <style:text-properties officeooo:rsid="002ff183" officeooo:paragraph-rsid="002ff183"/>
    </style:style>
    <style:style style:name="P15" style:family="paragraph" style:parent-style-name="Table_20_Contents">
      <style:paragraph-properties fo:text-align="center" style:justify-single-word="false"/>
      <style:text-properties officeooo:rsid="00311ccc" officeooo:paragraph-rsid="00311ccc"/>
    </style:style>
    <style:style style:name="P16" style:family="paragraph" style:parent-style-name="Standard">
      <style:paragraph-properties style:writing-mode="lr-tb"/>
      <style:text-properties officeooo:rsid="002ff183" officeooo:paragraph-rsid="00311ccc"/>
    </style:style>
    <style:style style:name="P17" style:family="paragraph" style:parent-style-name="Standard">
      <style:paragraph-properties style:writing-mode="lr-tb"/>
      <style:text-properties fo:font-style="normal" style:text-underline-style="none" officeooo:rsid="00311ccc" officeooo:paragraph-rsid="00311ccc" style:font-style-asian="normal" style:font-style-complex="normal"/>
    </style:style>
    <style:style style:name="P18" style:family="paragraph" style:parent-style-name="Standard" style:master-page-name="First_20_Page">
      <style:paragraph-properties style:page-number="auto"/>
      <style:text-properties style:font-name="Arial1" style:text-underline-style="none" officeooo:rsid="002ff183" officeooo:paragraph-rsid="00280c84"/>
    </style:style>
    <style:style style:name="P19" style:family="paragraph" style:parent-style-name="Standard" style:list-style-name="L1">
      <style:text-properties officeooo:paragraph-rsid="00280c84"/>
    </style:style>
    <style:style style:name="P20" style:family="paragraph" style:parent-style-name="Standard">
      <style:text-properties fo:font-style="normal" style:text-underline-style="none" officeooo:rsid="00280c84" officeooo:paragraph-rsid="00377ad5" style:font-style-asian="normal" style:font-style-complex="normal"/>
    </style:style>
    <style:style style:name="P21" style:family="paragraph" style:parent-style-name="Standard" style:list-style-name="L1">
      <style:text-properties fo:font-style="normal" style:text-underline-style="none" officeooo:rsid="002ff183" officeooo:paragraph-rsid="002ff183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350c93" officeooo:paragraph-rsid="00350c93" style:font-style-asian="normal" style:font-style-complex="normal"/>
    </style:style>
    <style:style style:name="P23" style:family="paragraph" style:parent-style-name="Standard">
      <style:text-properties fo:font-style="normal" style:text-underline-style="none" officeooo:rsid="00350c93" officeooo:paragraph-rsid="002ff183" style:font-style-asian="normal" style:font-style-complex="normal"/>
    </style:style>
    <style:style style:name="P24" style:family="paragraph" style:parent-style-name="Standard">
      <style:text-properties fo:font-style="normal" style:text-underline-style="none" officeooo:rsid="0026d22a" officeooo:paragraph-rsid="0026d22a" style:font-style-asian="normal" style:font-style-complex="normal"/>
    </style:style>
    <style:style style:name="P25" style:family="paragraph" style:parent-style-name="Standard" style:list-style-name="L1">
      <style:text-properties fo:font-style="normal" style:text-underline-style="none" officeooo:rsid="0035a44d" officeooo:paragraph-rsid="0035a44d" style:font-style-asian="normal" style:font-style-complex="normal"/>
    </style:style>
    <style:style style:name="P26" style:family="paragraph" style:parent-style-name="Standard">
      <style:text-properties officeooo:paragraph-rsid="00377ad5"/>
    </style:style>
    <style:style style:name="P27" style:family="paragraph" style:parent-style-name="Standard">
      <style:paragraph-properties fo:break-before="page"/>
      <style:text-properties officeooo:paragraph-rsid="00377ad5"/>
    </style:style>
    <style:style style:name="P28" style:family="paragraph" style:parent-style-name="Table_20_Contents">
      <style:text-properties officeooo:rsid="0026d22a" officeooo:paragraph-rsid="00280c84"/>
    </style:style>
    <style:style style:name="P29" style:family="paragraph" style:parent-style-name="Table_20_Contents">
      <style:text-properties officeooo:rsid="0026d22a" officeooo:paragraph-rsid="0035a44d"/>
    </style:style>
    <style:style style:name="P30" style:family="paragraph" style:parent-style-name="Table_20_Contents">
      <style:paragraph-properties fo:text-align="center" style:justify-single-word="false"/>
      <style:text-properties officeooo:rsid="0026d22a" officeooo:paragraph-rsid="00280c84"/>
    </style:style>
    <style:style style:name="P31" style:family="paragraph" style:parent-style-name="Table_20_Contents">
      <style:text-properties style:font-name="Arial1" officeooo:rsid="0026d22a" officeooo:paragraph-rsid="0035a44d"/>
    </style:style>
    <style:style style:name="P32" style:family="paragraph" style:parent-style-name="Table_20_Contents">
      <style:text-properties style:font-name="Arial1" officeooo:rsid="0035a44d" officeooo:paragraph-rsid="0035a44d"/>
    </style:style>
    <style:style style:name="P33" style:family="paragraph" style:parent-style-name="Table_20_Contents">
      <style:text-properties officeooo:paragraph-rsid="00280c84"/>
    </style:style>
    <style:style style:name="P34" style:family="paragraph" style:parent-style-name="Table_20_Contents">
      <style:text-properties officeooo:rsid="0035a44d" officeooo:paragraph-rsid="0035a44d"/>
    </style:style>
    <style:style style:name="P35" style:family="paragraph" style:parent-style-name="Table_20_Contents">
      <style:paragraph-properties fo:text-align="center" style:justify-single-word="false"/>
      <style:text-properties officeooo:rsid="0035a44d" officeooo:paragraph-rsid="0035a44d"/>
    </style:style>
    <style:style style:name="P36" style:family="paragraph" style:parent-style-name="Table_20_Contents">
      <style:paragraph-properties fo:text-align="center" style:justify-single-word="false"/>
      <style:text-properties officeooo:paragraph-rsid="00280c84"/>
    </style:style>
    <style:style style:name="P37" style:family="paragraph" style:parent-style-name="Table_20_Contents">
      <style:text-properties fo:color="#00000a" style:font-name="Times New Roman" fo:font-size="12pt" fo:language="en" fo:country="US" officeooo:rsid="0035a44d" officeooo:paragraph-rsid="0035a44d" style:font-name-asian="Times New Roman1" style:font-size-asian="12pt" style:language-asian="zh" style:country-asian="CN" style:font-name-complex="Angsana New" style:font-size-complex="14pt" style:language-complex="th" style:country-complex="TH"/>
    </style:style>
    <style:style style:name="P38" style:family="paragraph" style:parent-style-name="Table_20_Contents">
      <style:paragraph-properties fo:text-align="center" style:justify-single-word="false"/>
      <style:text-properties fo:color="#00000a" style:font-name="Times New Roman" fo:font-size="12pt" fo:language="en" fo:country="US" officeooo:rsid="0035a44d" officeooo:paragraph-rsid="0035a44d" style:font-name-asian="Times New Roman1" style:font-size-asian="12pt" style:language-asian="zh" style:country-asian="CN" style:font-name-complex="Angsana New" style:font-size-complex="14pt" style:language-complex="th" style:country-complex="TH"/>
    </style:style>
    <style:style style:name="T1" style:family="text">
      <style:text-properties officeooo:rsid="000e1eed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style:font-name-complex="Arial2" style:font-size-complex="12pt"/>
    </style:style>
    <style:style style:name="T4" style:family="text">
      <style:text-properties style:font-name="Arial" officeooo:rsid="00350c93" style:font-name-complex="Arial2" style:font-size-complex="12pt"/>
    </style:style>
    <style:style style:name="T5" style:family="text">
      <style:text-properties style:font-name="Arial" officeooo:rsid="002ff183" style:font-name-complex="Arial2" style:font-size-complex="12pt"/>
    </style:style>
    <style:style style:name="T6" style:family="text">
      <style:text-properties style:font-name="Arial" officeooo:rsid="0036d575" style:font-name-complex="Arial2" style:font-size-complex="12pt"/>
    </style:style>
    <style:style style:name="T7" style:family="text">
      <style:text-properties style:font-name="Arial" officeooo:rsid="0026d22a" style:font-name-complex="Arial2"/>
    </style:style>
    <style:style style:name="T8" style:family="text">
      <style:text-properties style:font-name="Arial" fo:font-weight="normal" style:font-weight-asian="normal" style:font-name-complex="Arial2" style:font-weight-complex="normal"/>
    </style:style>
    <style:style style:name="T9" style:family="text">
      <style:text-properties style:font-name="Courier New" fo:font-weight="bold" style:font-weight-asian="bold" style:font-name-complex="Courier New1" style:font-weight-complex="bold"/>
    </style:style>
    <style:style style:name="T10" style:family="text">
      <style:text-properties style:text-underline-style="none" officeooo:rsid="00311ccc"/>
    </style:style>
    <style:style style:name="T11" style:family="text">
      <style:text-properties style:text-underline-style="none" officeooo:rsid="0026d22a"/>
    </style:style>
    <style:style style:name="T12" style:family="text">
      <style:text-properties fo:font-style="italic" style:text-underline-style="none" officeooo:rsid="0026d22a" style:font-style-asian="italic" style:font-style-complex="italic"/>
    </style:style>
    <style:style style:name="T13" style:family="text">
      <style:text-properties fo:font-style="italic" style:text-underline-style="none" officeooo:rsid="00311cc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tyle="normal" style:text-underline-style="none" officeooo:rsid="00280c84" style:font-style-asian="normal" style:font-style-complex="normal"/>
    </style:style>
    <style:style style:name="T17" style:family="text">
      <style:text-properties fo:font-style="normal" style:text-underline-style="none" officeooo:rsid="00311ccc" style:font-style-asian="normal" style:font-style-complex="normal"/>
    </style:style>
    <style:style style:name="T18" style:family="text">
      <style:text-properties fo:font-style="normal" style:text-underline-style="none" officeooo:rsid="0026d22a" style:font-style-asian="normal" style:font-style-complex="normal"/>
    </style:style>
    <style:style style:name="T19" style:family="text">
      <style:text-properties fo:font-style="normal" style:text-underline-style="none" officeooo:rsid="002ff183" style:font-style-asian="normal" style:font-style-complex="normal"/>
    </style:style>
    <style:style style:name="T20" style:family="text">
      <style:text-properties fo:font-style="normal" style:text-underline-style="none" officeooo:rsid="00331571" style:font-style-asian="normal" style:font-style-complex="normal"/>
    </style:style>
    <style:style style:name="T21" style:family="text">
      <style:text-properties fo:font-style="normal" style:text-underline-style="none" officeooo:rsid="00377ad5" style:font-style-asian="normal" style:font-style-complex="normal"/>
    </style:style>
    <style:style style:name="T22" style:family="text">
      <style:text-properties fo:font-style="normal" style:text-underline-style="none" officeooo:rsid="0035a44d" style:font-style-asian="normal" style:font-style-complex="normal"/>
    </style:style>
    <style:style style:name="T23" style:family="text">
      <style:text-properties fo:font-style="normal" style:text-underline-style="none" officeooo:rsid="0037894c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280c84" style:font-style-asian="normal" style:font-style-complex="normal"/>
    </style:style>
    <style:style style:name="T25" style:family="text">
      <style:text-properties officeooo:rsid="00280c84"/>
    </style:style>
    <style:style style:name="T26" style:family="text">
      <style:text-properties officeooo:rsid="002ff183"/>
    </style:style>
    <style:style style:name="T27" style:family="text">
      <style:text-properties officeooo:rsid="00311cc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35a44d"/>
    </style:style>
    <style:style style:name="T30" style:family="text">
      <style:text-properties style:font-name="Arial1" officeooo:rsid="0026d22a"/>
    </style:style>
    <style:style style:name="T31" style:family="text">
      <style:text-properties style:font-name="Arial1" officeooo:rsid="00311ccc"/>
    </style:style>
    <style:style style:name="T32" style:family="text">
      <style:text-properties officeooo:rsid="0026d22a"/>
    </style:style>
    <style:style style:name="T33" style:family="text">
      <style:text-properties fo:color="#00000a" style:font-name="Arial1" fo:font-size="12pt" fo:language="en" fo:country="US" officeooo:rsid="0035a44d" style:font-name-asian="Times New Roman1" style:font-size-asian="12pt" style:language-asian="zh" style:country-asian="CN" style:font-name-complex="Angsana New" style:font-size-complex="14pt" style:language-complex="th" style:country-complex="TH"/>
    </style:style>
    <style:style style:name="T34" style:family="text">
      <style:text-properties fo:color="#00000a" style:font-name="Times New Roman" fo:font-size="12pt" fo:language="en" fo:country="US" officeooo:rsid="0035a44d" style:font-name-asian="Times New Roman1" style:font-size-asian="12pt" style:language-asian="zh" style:country-asian="CN" style:font-name-complex="Angsana New" style:font-size-complex="14pt" style:language-complex="th" style:country-complex="TH"/>
    </style:style>
    <style:style style:name="T35" style:family="text">
      <style:text-properties fo:color="#00000a" style:font-name="Times New Roman" fo:font-size="12pt" fo:language="en" fo:country="US" fo:font-style="normal" style:text-underline-style="none" officeooo:rsid="0036d575" style:font-name-asian="Times New Roman1" style:font-size-asian="12pt" style:language-asian="zh" style:country-asian="CN" style:font-style-asian="normal" style:font-name-complex="Angsana New" style:font-size-complex="14pt" style:language-complex="th" style:country-complex="TH" style:font-style-complex="normal"/>
    </style:style>
    <style:style style:name="T36" style:family="text">
      <style:text-properties fo:color="#00000a" style:font-name="Times New Roman" fo:font-size="12pt" fo:language="en" fo:country="US" fo:font-style="normal" style:text-underline-style="none" officeooo:rsid="00377ad5" style:font-name-asian="Times New Roman1" style:font-size-asian="12pt" style:language-asian="zh" style:country-asian="CN" style:font-style-asian="normal" style:font-name-complex="Angsana New" style:font-size-complex="14pt" style:language-complex="th" style:country-complex="TH" style:font-style-complex="normal"/>
    </style:style>
    <style:style style:name="T37" style:family="text">
      <style:text-properties fo:color="#00000a" style:font-name="Times New Roman" fo:font-size="12pt" fo:language="en" fo:country="US" fo:font-style="normal" style:text-underline-style="none" officeooo:rsid="0037894c" style:font-name-asian="Times New Roman1" style:font-size-asian="12pt" style:language-asian="zh" style:country-asian="CN" style:font-style-asian="normal" style:font-name-complex="Angsana New" style:font-size-complex="14pt" style:language-complex="th" style:country-complex="TH" style:font-style-complex="normal"/>
    </style:style>
    <style:style style:name="T38" style:family="text">
      <style:text-properties officeooo:rsid="00377ad5"/>
    </style:style>
    <style:style style:name="T39" style:family="text">
      <style:text-properties officeooo:rsid="0037894c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7">A Sprint has 4 working days, Monday - Thursday. Friday is reserved for <text:span text:style-name="T27">S</text:span>print events (no development work). <text:s/>The team recorded the following work done each day. <text:s/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50047083936">
          <table:table-cell table:style-name="Table1.A1" office:value-type="string">
            <text:p text:style-name="P9">Task Name</text:p>
          </table:table-cell>
          <table:table-cell table:style-name="Table1.A1" office:value-type="string">
            <text:p text:style-name="P36"><text:span text:style-name="T33">Initial Estimate</text:span><text:span text:style-name="T31"> </text:span><text:span text:style-name="T30">(hours)</text:span></text:p>
          </table:table-cell>
          <table:table-cell table:style-name="Table1.A1" office:value-type="string">
            <text:p text:style-name="P33"><text:span text:style-name="T30">Da</text:span><text:span text:style-name="T33">te</text:span></text:p>
          </table:table-cell>
          <table:table-cell table:style-name="Table1.A1" office:value-type="string">
            <text:p text:style-name="P32">Status</text:p>
            <text:p text:style-name="P32">(end of day)</text:p>
          </table:table-cell>
          <table:table-cell table:style-name="Table1.E1" office:value-type="string">
            <text:p text:style-name="P31"><text:span text:style-name="T29">Time </text:span><text:span text:style-name="T26">Spent </text:span><text:span text:style-name="T29">Today </text:span>/ Work Remaining <text:span text:style-name="T26">at end of day </text:span><text:span text:style-name="T29">(hours)</text:span></text:p>
          </table:table-cell>
        </table:table-row>
        <table:table-row table:style-name="TableLine94649984997104">
          <table:table-cell table:style-name="Table1.A2" office:value-type="string">
            <text:p text:style-name="P11">Task <text:span text:style-name="T25">1</text:span>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Mon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8 / 0</text:p>
          </table:table-cell>
        </table:table-row>
        <table:table-row table:style-name="TableLine94650055337840">
          <table:table-cell table:style-name="Table1.A2" office:value-type="string">
            <text:p text:style-name="P11">Task <text:span text:style-name="T29">3</text:span>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>Mon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8 / 0</text:p>
          </table:table-cell>
        </table:table-row>
        <table:table-row table:style-name="TableLine94650044993376">
          <table:table-cell table:style-name="Table1.A2" office:value-type="string">
            <text:p text:style-name="P11">Task <text:span text:style-name="T25">2</text:span>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1">Monday</text:p>
          </table:table-cell>
          <table:table-cell table:style-name="Table1.A2" office:value-type="string">
            <text:p text:style-name="P34">Started</text:p>
          </table:table-cell>
          <table:table-cell table:style-name="Table1.E2" office:value-type="string">
            <text:p text:style-name="P37">8 / 8</text:p>
          </table:table-cell>
        </table:table-row>
        <table:table-row table:style-name="TableLine94650054697104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1">Tue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6 / 0</text:p>
          </table:table-cell>
        </table:table-row>
        <table:table-row table:style-name="TableLine94650045115584">
          <table:table-cell table:style-name="Table1.A2" office:value-type="string">
            <text:p text:style-name="P11">T<text:span text:style-name="T29">ask 4</text:span></text:p>
          </table:table-cell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11">Tue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3 / 0</text:p>
          </table:table-cell>
        </table:table-row>
        <table:table-row table:style-name="TableLine94649984897280">
          <table:table-cell table:style-name="Table1.A2" office:value-type="string">
            <text:p text:style-name="P11">Task <text:span text:style-name="T29">5</text:span>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Wedne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6 / 0</text:p>
          </table:table-cell>
        </table:table-row>
        <table:table-row table:style-name="TableLine94650054562320">
          <table:table-cell table:style-name="Table1.A2" office:value-type="string">
            <text:p text:style-name="P11">Task <text:span text:style-name="T29">6</text:span>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3">Wedne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2 / 0</text:p>
          </table:table-cell>
        </table:table-row>
        <table:table-row table:style-name="TableLine94649984058416">
          <table:table-cell table:style-name="Table1.A2" office:value-type="string">
            <text:p text:style-name="P33"><text:span text:style-name="T32">Task </text:span><text:span text:style-name="T34">7</text:span>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37">Wedne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3 / 0</text:p>
          </table:table-cell>
        </table:table-row>
        <table:table-row table:style-name="TableLine94649984058416">
          <table:table-cell table:style-name="Table1.A2" office:value-type="string">
            <text:p text:style-name="P33"><text:span text:style-name="T25">Task </text:span><text:span text:style-name="T34">8</text:span>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Wednesday</text:p>
          </table:table-cell>
          <table:table-cell table:style-name="Table1.A2" office:value-type="string">
            <text:p text:style-name="P34">Started</text:p>
          </table:table-cell>
          <table:table-cell table:style-name="Table1.E2" office:value-type="string">
            <text:p text:style-name="P37">2 / 6</text:p>
          </table:table-cell>
        </table:table-row>
        <table:table-row table:style-name="TableLine94650062108928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3">Thur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6 / 0</text:p>
          </table:table-cell>
        </table:table-row>
        <table:table-row table:style-name="TableLine94650055183840">
          <table:table-cell table:style-name="Table1.A2" office:value-type="string">
            <text:p text:style-name="P11">Task <text:span text:style-name="T25">9</text:span></text:p>
          </table:table-cell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3">Thur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3 / 0</text:p>
          </table:table-cell>
        </table:table-row>
        <table:table-row table:style-name="TableLine94650045465360">
          <table:table-cell table:style-name="Table1.A2" office:value-type="string">
            <text:p text:style-name="P11">Task <text:span text:style-name="T25">10</text:span>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Thur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3 / 0</text:p>
          </table:table-cell>
        </table:table-row>
        <table:table-row table:style-name="TableLine94650055285504">
          <table:table-cell table:style-name="Table1.A2" office:value-type="string">
            <text:p text:style-name="P11">Task <text:span text:style-name="T25">11</text:span></text:p>
          </table:table-cell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11">Thursday</text:p>
          </table:table-cell>
          <table:table-cell table:style-name="Table1.A2" office:value-type="string">
            <text:p text:style-name="P34">Done</text:p>
          </table:table-cell>
          <table:table-cell table:style-name="Table1.E2" office:value-type="string">
            <text:p text:style-name="P37">3 / 0</text:p>
          </table:table-cell>
        </table:table-row>
        <table:table-row table:style-name="TableLine94650054290016">
          <table:table-cell table:style-name="Table1.A2" office:value-type="string">
            <text:p text:style-name="P11">Task <text:span text:style-name="T25">12</text:span></text:p>
          </table:table-cell>
          <table:table-cell table:style-name="Table1.A2" office:value-type="string">
            <text:p text:style-name="P10">1<text:span text:style-name="T29">0</text:span></text:p>
          </table:table-cell>
          <table:table-cell table:style-name="Table1.A2" office:value-type="string">
            <text:p text:style-name="P11"><text:s/>--</text:p>
          </table:table-cell>
          <table:table-cell table:style-name="Table1.A2" office:value-type="string">
            <text:p text:style-name="P29"><text:span text:style-name="T29">N</text:span>ot started</text:p>
          </table:table-cell>
          <table:table-cell table:style-name="Table1.E2" office:value-type="string">
            <text:p text:style-name="P11"><text:s/>-</text:p>
          </table:table-cell>
        </table:table-row>
        <table:table-row table:style-name="TableLine94650045461824">
          <table:table-cell table:style-name="Table1.A2" office:value-type="string">
            <text:p text:style-name="P11">Task 1<text:span text:style-name="T25">3</text:span></text:p>
          </table:table-cell>
          <table:table-cell table:style-name="Table1.A2" office:value-type="string">
            <text:p text:style-name="P35">6</text:p>
          </table:table-cell>
          <table:table-cell table:style-name="Table1.A2" office:value-type="string">
            <text:p text:style-name="P11"><text:s/>--</text:p>
          </table:table-cell>
          <table:table-cell table:style-name="Table1.A2" office:value-type="string">
            <text:p text:style-name="P29"><text:span text:style-name="T29">N</text:span>ot started</text:p>
          </table:table-cell>
          <table:table-cell table:style-name="Table1.E2" office:value-type="string">
            <text:p text:style-name="P11"><text:s/>-</text:p>
          </table:table-cell>
        </table:table-row>
        <table:table-row table:style-name="Table1.17">
          <table:table-cell table:style-name="Table1.A2" office:value-type="string">
            <text:p text:style-name="P11">Total</text:p>
          </table:table-cell>
          <table:table-cell table:style-name="Table1.B17" table:formula="ooow:sum &lt;B2:B16&gt;" office:value-type="float" office:value="76">
            <text:p text:style-name="P12">76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P7"/>
      <text:p text:style-name="P16">Task 2 <text:span text:style-name="T27">was a complex, risky task so the team started it early. <text:s/>On Monday, a team member </text:span>re<text:span text:style-name="T27">vised the time estimate to 16 hours (8 done Monday + 8 </text:span><text:span text:style-name="T38">hours </text:span><text:span text:style-name="T27">remaining). </text:span></text:p>
      <text:p text:style-name="P17"/>
      <text:p text:style-name="P16"><text:span text:style-name="T10">1</text:span><text:span text:style-name="T11">. What was the team's </text:span><text:span text:style-name="T12">velocity</text:span><text:span text:style-name="T18"> (per day) </text:span><text:span text:style-name="T16">for this Sprint</text:span><text:span text:style-name="T18">? <text:s/></text:span><text:span text:style-name="T17">Compute velocity based on </text:span><text:span text:style-name="T13">estimated</text:span><text:span text:style-name="T17"> times, not actual times. <text:s/></text:span><text:span text:style-name="T21">Show how you calculate this.</text:span></text:p>
      <text:p text:style-name="P8"/>
      <text:p text:style-name="P8"/>
      <text:p text:style-name="P8"/>
      <text:p text:style-name="P26"><text:span text:style-name="T36">2</text:span><text:span text:style-name="T19">. How </text:span><text:span text:style-name="T35">many</text:span><text:span text:style-name="T19"> additional </text:span><text:span text:style-name="T20">days would the team need</text:span><text:span text:style-name="T19"> to complete Tasks 12 and 13?<text:line-break/> <text:s text:c="3"/></text:span><text:span text:style-name="T20">Show how you compute your answer.</text:span></text:p>
      <text:p text:style-name="P20"/>
      <text:p text:style-name="P20"/>
      <text:p text:style-name="P20"/>
      <text:p text:style-name="P20"/>
      <text:p text:style-name="P26"><text:span text:style-name="T36"/></text:p>
      <text:p text:style-name="P27"><text:span text:style-name="T36"/></text:p>
      <text:p text:style-name="P26"><text:span text:style-name="T36">3</text:span><text:span text:style-name="T16">. Draw a burn-down chart of this Sprint</text:span><text:span text:style-name="T22">.</text:span></text:p>
      <text:list xml:id="list870650101" text:style-name="L1">
        <text:list-item>
          <text:p text:style-name="P19"><text:span text:style-name="T24">Label</text:span><text:span text:style-name="T16"> the </text:span><text:span text:style-name="T37">x- and y-axis. <text:s/>What do they show?</text:span></text:p>
        </text:list-item>
        <text:list-item>
          <text:p text:style-name="P21">Include a point on the graph for Day 0 (the start of work)</text:p>
        </text:list-item>
        <text:list-item>
          <text:p text:style-name="P25">Other points on the x-axis refer to status at the <text:span text:style-name="T15">end</text:span> of a day.</text:p>
        </text:list-item>
      </text:list>
      <text:p text:style-name="P23"/>
      <text:p text:style-name="P22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Droid Sans Fallback" svg:font-family="'Droid Sans Fallback'" style:font-family-generic="roman"/>
    <style:font-face style:name="Liberation Sans" svg:font-family="'Liberation Sans', Arial" style:font-family-generic="roman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Umpush" svg:font-family="Umpush" style:font-family-generic="roman"/>
    <style:font-face style:name="Arial1" svg:font-family="Arial" style:font-family-generic="swiss" style:font-pitch="variable"/>
    <style:font-face style:name="Angsana New" svg:font-family="'Angsana New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icrosoft Sans Serif" svg:font-family="'Microsoft Sans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style:font-name="Arial" fo:font-size="10pt" fo:language="en" fo:country="US" style:letter-kerning="true" style:font-name-asian="DejaVu Sans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Times New Roman" fo:font-family="'Times New Roman'" style:font-family-generic="roman" fo:font-size="12pt" fo:language="en" fo:country="US" style:font-name-asian="Times New Roman1" style:font-family-asian="'Times New Roman'" style:font-family-generic-asian="system" style:font-pitch-asian="variable" style:font-size-asian="12pt" style:language-asian="zh" style:country-asian="CN" style:font-name-complex="Angsana New" style:font-family-complex="'Angsana New'" style:font-family-generic-complex="system" style:font-pitch-complex="variable" style:font-size-complex="14pt" style:language-complex="th" style:country-complex="TH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roman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fo:font-size="11pt" style:font-size-asian="11pt" style:font-name-complex="Courier New1" style:font-family-complex="'Courier New'" style:font-family-generic-complex="system" style:font-pitch-complex="variable" style:font-size-complex="11pt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roman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name-complex="FreeSans" style:font-family-complex="FreeSans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0.6898in" fo:margin-right="0in" fo:text-indent="-0.49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72in" fo:margin-right="0in" fo:text-indent="-0.1972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Code_20_Example" style:display-name="Code Example" style:family="paragraph" style:parent-style-name="Standard" style:default-outline-level="">
      <loext:graphic-properties draw:fill="solid" draw:fill-color="#f3f3f3"/>
      <style:paragraph-properties fo:margin-left="0.1972in" fo:margin-right="0.0201in" fo:text-indent="0in" style:auto-text-indent="false" fo:background-color="#f3f3f3"/>
      <style:text-properties style:font-name="Courier New" fo:font-family="'Courier New'" style:font-family-generic="roman" fo:font-size="11pt" style:font-size-asian="11pt" style:font-name-complex="Microsoft Sans Serif" style:font-family-complex="'Microsoft Sans Serif'" style:font-family-generic-complex="system" style:font-pitch-complex="variable" style:font-size-complex="10pt"/>
    </style:style>
    <style:style style:name="Answer" style:family="paragraph" style:parent-style-name="Code_20_Example" style:default-outline-level="">
      <loext:graphic-properties draw:fill="solid" draw:fill-color="#ffffff"/>
      <style:paragraph-properties fo:margin-left="0in" fo:margin-right="0.0634in" fo:margin-top="0.0835in" fo:margin-bottom="0in" loext:contextual-spacing="false" fo:text-indent="0in" style:auto-text-indent="false" fo:background-color="#ffffff">
        <style:tab-stops>
          <style:tab-stop style:position="0.2957in"/>
        </style:tab-stops>
      </style:paragraph-properties>
      <style:text-properties style:font-name="Arial" fo:font-family="Arial" style:font-family-generic="roman" style:font-name-complex="Arial2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text-properties style:font-name="Courier New" fo:font-family="'Courier New'" style:font-family-generic="roman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Body_20_Text_20_3" style:display-name="Body Text 3" style:family="paragraph" style:parent-style-name="Standard" style:default-outline-level="">
      <style:paragraph-properties fo:margin-left="0in" fo:margin-right="0.1346in" fo:margin-top="0.1665in" fo:margin-bottom="0in" loext:contextual-spacing="false" fo:text-indent="0in" style:auto-text-indent="false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lock_20_Text" style:display-name="Block Text" style:family="paragraph" style:parent-style-name="Standard" style:default-outline-level="">
      <style:paragraph-properties fo:margin-left="0.0984in" fo:margin-right="0.1339in" fo:line-height="0.222in" fo:text-indent="0in" style:auto-text-indent="false" fo:padding-left="0.0555in" fo:padding-right="0.0555in" fo:padding-top="0.0138in" fo:padding-bottom="0.0138in" fo:border="0.99pt solid #000001"/>
      <style:text-properties style:font-name="Arial" fo:font-family="Arial" style:font-family-generic="roman" fo:font-size="11pt" style:font-size-asian="11pt" style:font-name-complex="Arial2" style:font-family-complex="Arial" style:font-family-generic-complex="system" style:font-pitch-complex="variable" style:font-size-complex="11pt"/>
    </style:style>
    <style:style style:name="Body_20_Text_20_Indent_20_3" style:display-name="Body Text Indent 3" style:family="paragraph" style:parent-style-name="Standard" style:default-outline-level="">
      <style:paragraph-properties fo:margin-left="0.1972in" fo:margin-right="0in" fo:margin-top="0.0835in" fo:margin-bottom="0in" loext:contextual-spacing="false" fo:text-indent="-0.1972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2083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16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80" style:text-outline="false" style:text-line-through-style="none" style:text-line-through-type="none" style:font-name="Droid Sans Fallback" fo:font-family="'Droid Sans Fallback'" style:font-family-generic="roman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2083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Umpush" fo:font-family="Umpush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Umpush" fo:font-family="Umpush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Umpush" fo:font-family="Umpush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0.3925in"/>
          <style:tab-stop style:position="0.7846in"/>
          <style:tab-stop style:position="1.1772in"/>
          <style:tab-stop style:position="1.5693in"/>
          <style:tab-stop style:position="1.961in"/>
          <style:tab-stop style:position="2.3543in"/>
          <style:tab-stop style:position="2.7465in"/>
          <style:tab-stop style:position="3.139in"/>
          <style:tab-stop style:position="3.5311in"/>
          <style:tab-stop style:position="3.9228in"/>
          <style:tab-stop style:position="4.3161in"/>
          <style:tab-stop style:position="4.7083in"/>
          <style:tab-stop style:position="5.1008in"/>
          <style:tab-stop style:position="5.4929in"/>
          <style:tab-stop style:position="5.8846in"/>
          <style:tab-stop style:position="6.278in"/>
          <style:tab-stop style:position="6.6701in"/>
          <style:tab-stop style:position="7.0626in"/>
          <style:tab-stop style:position="7.4547in"/>
          <style:tab-stop style:position="7.8465in"/>
        </style:tab-stops>
      </style:paragraph-properties>
      <style:text-properties fo:color="#000000" style:text-outline="false" style:text-line-through-style="none" style:text-line-through-type="none" style:font-name="Umpush" fo:font-family="Umpush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2083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0173in"/>
          <style:tab-stop style:position="0.4098in"/>
          <style:tab-stop style:position="0.802in"/>
          <style:tab-stop style:position="1.1937in"/>
          <style:tab-stop style:position="1.5866in"/>
          <style:tab-stop style:position="1.9791in"/>
          <style:tab-stop style:position="2.3717in"/>
          <style:tab-stop style:position="2.7638in"/>
          <style:tab-stop style:position="3.1563in"/>
          <style:tab-stop style:position="3.5484in"/>
          <style:tab-stop style:position="3.9409in"/>
          <style:tab-stop style:position="4.3335in"/>
          <style:tab-stop style:position="4.7256in"/>
          <style:tab-stop style:position="5.1181in"/>
          <style:tab-stop style:position="5.5102in"/>
          <style:tab-stop style:position="5.9028in"/>
          <style:tab-stop style:position="6.2953in"/>
          <style:tab-stop style:position="6.6874in"/>
          <style:tab-stop style:position="7.0799in"/>
          <style:tab-stop style:position="7.47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16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3646in"/>
          <style:tab-stop style:position="0.7571in"/>
          <style:tab-stop style:position="1.1492in"/>
          <style:tab-stop style:position="1.5417in"/>
          <style:tab-stop style:position="1.9339in"/>
          <style:tab-stop style:position="2.3264in"/>
          <style:tab-stop style:position="2.7189in"/>
          <style:tab-stop style:position="3.111in"/>
          <style:tab-stop style:position="3.5035in"/>
          <style:tab-stop style:position="3.8957in"/>
          <style:tab-stop style:position="4.2882in"/>
          <style:tab-stop style:position="4.6807in"/>
          <style:tab-stop style:position="5.0728in"/>
          <style:tab-stop style:position="5.4654in"/>
          <style:tab-stop style:position="5.8575in"/>
          <style:tab-stop style:position="6.25in"/>
          <style:tab-stop style:position="6.6425in"/>
          <style:tab-stop style:position="7.0346in"/>
          <style:tab-stop style:position="7.4272in"/>
          <style:tab-stop style:position="7.819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3193in"/>
          <style:tab-stop style:position="0.711in"/>
          <style:tab-stop style:position="1.1043in"/>
          <style:tab-stop style:position="1.4965in"/>
          <style:tab-stop style:position="1.889in"/>
          <style:tab-stop style:position="2.2811in"/>
          <style:tab-stop style:position="2.6728in"/>
          <style:tab-stop style:position="3.0661in"/>
          <style:tab-stop style:position="3.4583in"/>
          <style:tab-stop style:position="3.8508in"/>
          <style:tab-stop style:position="4.2429in"/>
          <style:tab-stop style:position="4.6346in"/>
          <style:tab-stop style:position="5.028in"/>
          <style:tab-stop style:position="5.4201in"/>
          <style:tab-stop style:position="5.8126in"/>
          <style:tab-stop style:position="6.2047in"/>
          <style:tab-stop style:position="6.5965in"/>
          <style:tab-stop style:position="6.9898in"/>
          <style:tab-stop style:position="7.3819in"/>
          <style:tab-stop style:position="7.774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11in"/>
          <style:tab-stop style:position="0.6043in"/>
          <style:tab-stop style:position="0.9965in"/>
          <style:tab-stop style:position="1.389in"/>
          <style:tab-stop style:position="1.7811in"/>
          <style:tab-stop style:position="2.1728in"/>
          <style:tab-stop style:position="2.5661in"/>
          <style:tab-stop style:position="2.9583in"/>
          <style:tab-stop style:position="3.3508in"/>
          <style:tab-stop style:position="3.7429in"/>
          <style:tab-stop style:position="4.1346in"/>
          <style:tab-stop style:position="4.528in"/>
          <style:tab-stop style:position="4.9201in"/>
          <style:tab-stop style:position="5.3126in"/>
          <style:tab-stop style:position="5.7047in"/>
          <style:tab-stop style:position="6.0965in"/>
          <style:tab-stop style:position="6.4898in"/>
          <style:tab-stop style:position="6.8819in"/>
          <style:tab-stop style:position="7.2744in"/>
          <style:tab-stop style:position="7.666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1043in"/>
          <style:tab-stop style:position="0.4965in"/>
          <style:tab-stop style:position="0.889in"/>
          <style:tab-stop style:position="1.2811in"/>
          <style:tab-stop style:position="1.6728in"/>
          <style:tab-stop style:position="2.0661in"/>
          <style:tab-stop style:position="2.4583in"/>
          <style:tab-stop style:position="2.8508in"/>
          <style:tab-stop style:position="3.2429in"/>
          <style:tab-stop style:position="3.6346in"/>
          <style:tab-stop style:position="4.028in"/>
          <style:tab-stop style:position="4.4201in"/>
          <style:tab-stop style:position="4.8126in"/>
          <style:tab-stop style:position="5.2047in"/>
          <style:tab-stop style:position="5.5965in"/>
          <style:tab-stop style:position="5.9898in"/>
          <style:tab-stop style:position="6.3819in"/>
          <style:tab-stop style:position="6.7744in"/>
          <style:tab-stop style:position="7.1665in"/>
          <style:tab-stop style:position="7.5583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officeooo:paragraph-rsid="00280c84" style:font-name-complex="Arial2" style:font-size-complex="12pt"/>
    </style:style>
    <style:style style:name="MP2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  <style:text-properties officeooo:paragraph-rsid="00280c84"/>
    </style:style>
    <style:style style:name="MP3" style:family="paragraph" style:parent-style-name="Header">
      <style:paragraph-properties fo:padding="0.0598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MP4" style:family="paragraph" style:parent-style-name="Header">
      <style:paragraph-properties fo:text-align="start" style:justify-single-word="false" fo:padding="0.0201in" fo:border-left="none" fo:border-right="none" fo:border-top="none" fo:border-bottom="0.06pt solid #000000" style:shadow="none">
        <style:tab-stops>
          <style:tab-stop style:position="3.5437in" style:type="center"/>
          <style:tab-stop style:position="7.0874in" style:type="right"/>
        </style:tab-stops>
      </style:paragraph-properties>
      <style:text-properties officeooo:paragraph-rsid="00280c84"/>
    </style:style>
    <style:style style:name="MP5" style:family="paragraph" style:parent-style-name="Header">
      <style:paragraph-properties>
        <style:tab-stops>
          <style:tab-stop style:position="3.5437in" style:type="center"/>
          <style:tab-stop style:position="7.0874in" style:type="right"/>
        </style:tab-stops>
      </style:paragraph-properties>
      <style:text-properties style:font-name="Arial" style:font-name-complex="Arial2" style:font-size-complex="12pt"/>
    </style:style>
    <style:style style:name="MP6" style:family="paragraph" style:parent-style-name="Header">
      <style:paragraph-properties fo:margin-top="0.0835in" fo:margin-bottom="0in" loext:contextual-spacing="false" style:border-line-width-bottom="0.0071in 0.0071in 0.0071in" fo:padding-left="0in" fo:padding-right="0in" fo:padding-top="0in" fo:padding-bottom="0.0555in" fo:border-left="none" fo:border-right="none" fo:border-top="none" fo:border-bottom="1.5pt double #000001">
        <style:tab-stops>
          <style:tab-stop style:position="3.3472in" style:type="center"/>
          <style:tab-stop style:position="7.0874in" style:type="right"/>
        </style:tab-stops>
      </style:paragraph-properties>
    </style:style>
    <style:style style:name="MT1" style:family="text">
      <style:text-properties officeooo:rsid="000e1eed"/>
    </style:style>
    <style:style style:name="MT2" style:family="text">
      <style:text-properties style:font-name="Arial" style:font-name-complex="Arial2"/>
    </style:style>
    <style:style style:name="MT3" style:family="text">
      <style:text-properties style:font-name="Arial" style:font-name-complex="Arial2" style:font-size-complex="12pt"/>
    </style:style>
    <style:style style:name="MT4" style:family="text">
      <style:text-properties style:font-name="Arial" fo:font-weight="normal" style:font-weight-asian="normal" style:font-name-complex="Arial2" style:font-weight-complex="normal"/>
    </style:style>
    <style:style style:name="MT5" style:family="text">
      <style:text-properties style:font-name="Courier New" fo:font-weight="bold" style:font-weight-asian="bold" style:font-name-complex="Courier New1" style:font-weight-complex="bold"/>
    </style:style>
    <style:style style:name="MT6" style:family="text">
      <style:text-properties style:font-name="Arial" officeooo:rsid="00350c93" style:font-name-complex="Arial2" style:font-size-complex="12pt"/>
    </style:style>
    <style:style style:name="MT7" style:family="text">
      <style:text-properties style:font-name="Arial" officeooo:rsid="002ff183" style:font-name-complex="Arial2" style:font-size-complex="12pt"/>
    </style:style>
    <style:style style:name="MT8" style:family="text">
      <style:text-properties style:font-name="Arial" officeooo:rsid="0036d575" style:font-name-complex="Arial2" style:font-size-complex="12pt"/>
    </style:style>
    <style:style style:name="MT9" style:family="text">
      <style:text-properties style:font-name="Arial" officeooo:rsid="0026d22a" style:font-name-complex="Arial2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01in" fo:margin-left="0in" fo:margin-right="0in" fo:margin-bottom="0.1299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5in" fo:margin-bottom="0.5in" fo:margin-left="0.5in" fo:margin-right="0.5in" fo:border-top="none" fo:border-bottom="0.06pt solid #000000" fo:border-left="none" fo:border-right="none" fo:padding="0.0598in" style:shadow="none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701in" fo:margin-left="0in" fo:margin-right="0in" fo:margin-bottom="0.1299in" fo:background-color="transparent" style:dynamic-spacing="true" draw:fill="none" draw:fill-color="#729fcf"/>
      </style:header-style>
      <style:footer-style>
        <style:header-footer-properties fo:min-height="0.2091in" fo:margin-left="0in" fo:margin-right="0in" fo:margin-top="0.169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SP Quiz 2</text:span><text:tab/><text:tab/>Name: _____________________________</text:p>
        <text:p text:style-name="MP2"><text:span text:style-name="MT2"><text:tab/>.</text:span><text:span text:style-name="MT3"><text:tab/>I</text:span><text:span text:style-name="MT4">D: </text:span><text:span text:style-name="MT5">__ __ __ __ __ __ __ __ __ __</text:span></text:p>
      </style:header>
      <style:header-left>
        <text:p text:style-name="MP3"><text:span text:style-name="MT6">Burndown Chart </text:span><text:span text:style-name="MT3"><text:tab/><text:tab/></text:span></text:p>
      </style:header-left>
    </style:master-page>
    <style:master-page style:name="First_20_Page" style:display-name="First Page" style:page-layout-name="Mpm2" style:next-style-name="Standard">
      <style:header>
        <text:p text:style-name="MP4"><text:span text:style-name="MT7">Burndown Chart and Velocity<text:tab/> <text:s text:c="13"/></text:span><text:span text:style-name="MT8">Name:</text:span><text:span text:style-name="MT3"><text:tab/><text:tab/></text:span></text:p>
      </style:header>
      <style:header-left>
        <text:p text:style-name="MP5"><text:span text:style-name="MT1">ISP Quiz 2</text:span><text:tab/><text:tab/>Name: _____________________________</text:p>
        <text:p text:style-name="MP6"><text:span text:style-name="MT9">On Paper</text:span><text:span text:style-name="MT2"><text:tab/>.</text:span><text:span text:style-name="MT3"><text:tab/>I</text:span><text:span text:style-name="MT4">D: </text:span><text:span text:style-name="MT5">__ __ __ __ __ __ __ __ __ __</text:span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2-24T14:04:00</meta:creation-date>
    <meta:initial-creator>Jim Brucker</meta:initial-creator>
    <dc:language>en-US</dc:language>
    <dc:date>2024-08-13T12:13:10.868341338</dc:date>
    <meta:editing-cycles>82</meta:editing-cycles>
    <dc:title>ISP Quiz</dc:title>
    <meta:editing-duration>PT12H49M6S</meta:editing-duration>
    <meta:generator>LibreOffice/6.4.7.2$Linux_X86_64 LibreOffice_project/40$Build-2</meta:generator>
    <meta:print-date>2024-08-13T12:05:33.904173769</meta:print-date>
    <meta:document-statistic meta:table-count="1" meta:image-count="0" meta:object-count="1" meta:page-count="2" meta:paragraph-count="93" meta:word-count="330" meta:character-count="1507" meta:non-whitespace-character-count="1235"/>
    <meta:template xlink:type="simple" xlink:actuate="onRequest" xlink:title="Normal.dot" xlink:href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ooo:coordinate-region svg:x="0.946cm" svg:y="0.38cm" svg:width="14.733cm" svg:height="7.79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7" chart:label-cell-address="local-table.$B$1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</text:p>
              </table:table-cell>
            </table:table-row>
          </table:table-header-rows>
          <table:table-rows>
            <table:table-row>
              <table:table-cell office:value-type="string">
                <text:p>Start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Day 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y 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y 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y 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